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9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6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6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7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8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6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9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7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7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6" office:value-type="string">
            <text:p>MAVI463</text:p>
          </table:table-cell>
          <table:table-cell office:value-type="string">
            <text:p>“Someone's com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number-columns-repeated="1020"/>
        </table:table-row>
        <table:table-row table:style-name="ro3">
          <table:table-cell/>
          <table:table-cell table:style-name="ce3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're under arrest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MAVI520</text:p>
          </table:table-cell>
          <table:table-cell office:value-type="string">
            <text:p>“The jig is up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5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 table:visibility="filter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CANNOLI MANOR</text:p>
          </table:table-cell>
          <table:covered-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14" office:value-type="string">
            <text:p>CANNOLI INTERROGATION CUTSCEN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E AIR PUMP ON MOUTH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UT SHOES ON SELF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 THROUGH EXIT DOOR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LL VASE WITH WATER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LL WELL 6 TI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22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7T22:13:28.46</dc:date>
    <dc:creator>Ezry Bennett</dc:creator>
    <meta:editing-duration>P4DT3H10M43S</meta:editing-duration>
    <meta:editing-cycles>152</meta:editing-cycles>
    <meta:generator>OpenOffice/4.0.1$Win32 OpenOffice.org_project/401m5$Build-9714</meta:generator>
    <meta:document-statistic meta:table-count="3" meta:cell-count="2444" meta:object-count="0"/>
  </office:meta>
</office:document-meta>
</file>